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011cm" fo:min-width="2.03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fill-color="#cccccc" draw:textarea-vertical-align="middl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011cm" fo:min-width="2.539cm"/>
      <style:paragraph-properties style:writing-mode="lr-tb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011cm" fo:min-width="2.954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011cm" fo:min-width="4.064cm"/>
      <style:paragraph-properties style:writing-mode="lr-tb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.783cm" fo:min-width="9.296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cccccc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style:paragraph-properties fo:text-align="center" style:writing-mode="lr-tb"/>
      <style:text-properties style:font-name="Liberation Serif"/>
    </style:style>
    <style:style style:name="P5" style:family="paragraph">
      <loext:graphic-properties draw:fill-color="#b2b2b2"/>
      <style:paragraph-properties fo:text-align="center" style:writing-mode="lr-tb"/>
      <style:text-properties style:font-name="Liberation Seri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397cm" svg:x="4.896cm" svg:y="4.078cm">
          <text:p text:style-name="P1"><text:span text:style-name="T1">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667cm" svg:height="1.397cm" svg:x="4.896cm" svg:y="6.745cm">
          <text:p text:style-name="P1"><text:span text:style-name="T1">user_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667cm" svg:height="1.397cm" svg:x="8.96cm" svg:y="4.078cm">
          <text:p text:style-name="P1"><text:span text:style-name="T1">user_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6.229cm" svg:y1="6.745cm" svg:x2="6.229cm" svg:y2="5.475cm" draw:start-shape="id1" draw:start-glue-point="0" draw:end-shape="id2" draw:end-glue-point="2" svg:d="M6229 6745v-1270" svg:viewBox="0 0 1 1271">
          <text:p/>
        </draw:connector>
        <draw:connector draw:style-name="gr2" draw:text-style-name="P3" draw:layer="layout" svg:x1="7.563cm" svg:y1="7.443cm" svg:x2="8.96cm" svg:y2="4.776cm" draw:start-shape="id1" draw:start-glue-point="1" draw:end-shape="id3" draw:end-glue-point="3" svg:d="M7563 7443h698v-2667h699" svg:viewBox="0 0 1398 2668">
          <text:p/>
        </draw:connector>
        <draw:custom-shape draw:style-name="gr3" draw:text-style-name="P2" xml:id="id4" draw:id="id4" draw:layer="layout" svg:width="3.175cm" svg:height="1.397cm" svg:x="8.706cm" svg:y="8.575cm">
          <text:p text:style-name="P1"><text:span text:style-name="T1">emp_sal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0.293cm" svg:y1="8.575cm" svg:x2="10.293cm" svg:y2="5.475cm" draw:start-shape="id4" draw:start-glue-point="0" draw:end-shape="id3" draw:end-glue-point="2" svg:d="M10293 8575v-3100" svg:viewBox="0 0 1 3101">
          <text:p/>
        </draw:connector>
        <draw:custom-shape draw:style-name="gr4" draw:text-style-name="P2" draw:layer="layout" svg:width="3.59cm" svg:height="1.397cm" svg:x="16.36cm" svg:y="3.978cm">
          <text:p text:style-name="P1"><text:span text:style-name="T1">basic_sal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cm" svg:height="1.397cm" svg:x="15.251cm" svg:y="6.178cm">
          <text:p text:style-name="P1"><text:span text:style-name="T1">company_bank_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9.906cm" svg:height="1.143cm" svg:x="7.223cm" svg:y="1.165cm">
          <text:p text:style-name="P4"><text:span text:style-name="T2">ERD </text:span><text:span text:style-name="T3">(IBCS Salary Ap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.175cm" svg:height="1.397cm" svg:x="12.506cm" svg:y="8.576cm">
          <text:p text:style-name="P1"><text:span text:style-name="T1">emp_sal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4.093cm" svg:y1="8.576cm" svg:x2="11.627cm" svg:y2="4.776cm" draw:start-shape="id5" draw:start-glue-point="0" draw:end-shape="id3" draw:end-glue-point="1" svg:d="M14093 8576v-3800h-2466" svg:viewBox="0 0 2467 38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4-01-03T20:33:50.178382734</meta:creation-date>
    <dc:date>2024-01-03T22:42:59.441864209</dc:date>
    <meta:editing-duration>PT46M12S</meta:editing-duration>
    <meta:editing-cycles>2</meta:editing-cycles>
    <meta:generator>LibreOffice/6.4.6.2$Linux_X86_64 LibreOffice_project/40$Build-2</meta:generator>
    <meta:document-statistic meta:object-count="12"/>
  </office:meta>
</office:document-meta>
</file>